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61e86" officeooo:paragraph-rsid="00161e86"/>
    </style:style>
    <style:style style:name="P2" style:family="paragraph" style:parent-style-name="Standard">
      <style:text-properties officeooo:rsid="0016b55e" officeooo:paragraph-rsid="0016b55e"/>
    </style:style>
    <style:style style:name="P3" style:family="paragraph" style:parent-style-name="Standard">
      <style:text-properties officeooo:rsid="00189319" officeooo:paragraph-rsid="00189319"/>
    </style:style>
    <style:style style:name="P4" style:family="paragraph" style:parent-style-name="Standard">
      <style:text-properties officeooo:rsid="00196152" officeooo:paragraph-rsid="00196152"/>
    </style:style>
    <style:style style:name="T1" style:family="text">
      <style:text-properties officeooo:rsid="0016b55e"/>
    </style:style>
    <style:style style:name="T2" style:family="text">
      <style:text-properties officeooo:rsid="0018931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96152" style:font-style-asian="normal" style:font-style-complex="normal"/>
    </style:style>
    <style:style style:name="T6" style:family="text">
      <style:text-properties fo:font-style="normal" officeooo:rsid="001b33f7"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Pendell</text:p>
      <text:p text:style-name="P1">Dr. Grabowski</text:p>
      <text:p text:style-name="P1">Assignment 1: Vacuum Cleaner World</text:p>
      <text:p text:style-name="P1">September 23, 2019</text:p>
      <text:p text:style-name="P1"/>
      <text:p text:style-name="P1"/>
      <text:p text:style-name="P1"/>
      <text:p text:style-name="P1">For this assignment, I unfortunately couldn’t get the Agent v2 to function properly. However, watching the robot I could get working, I feel that I can at least give a reasonable argument about what I think would happen.</text:p>
      <text:p text:style-name="P1"/>
      <text:p text:style-name="P1">The first agent is allowed to store any data about the state of the world aside from it’s immediate surroundings. And even then, it’s not allowed to keep that data. Once it moves to a new location, it’s percepts get rewritten with new information about it’s new surroundings. It doesn’t store any data about it’s previous location, thus it can’t use any previous data to help it make decisions. This leads to a perhaps wildly inefficient <text:span text:style-name="T1">vacuuming robot that frequently turns back into objects it had only just bumped into. Can we eliminate this? Is there a way to make the robot more efficient? The question can be reduced to whether or not we can eliminate the scenario where the robot finds itself in a loop.</text:span></text:p>
      <text:p text:style-name="P1"/>
      <text:p text:style-name="P2">The assignment proposes a Robotv2 that is a direct ‘upgrade’ to it’s predecessor. Unlike the Robotv1, the Robotv2 stores information about either (A) it’s last three actions, or (B) it’s last three percepts. I’ll talk about each approach one by one and why I don’t think they truly fix the problem, then I’ll give my thoughts on an approach that could potentially <text:span text:style-name="T2">fix the infinite looping.</text:span></text:p>
      <text:p text:style-name="P2"/>
      <text:p text:style-name="P3">The first approach is to have it store it’s last three actions. This is probably the weakest of the two proposed solutions, although perhaps still an improvement over not storing anything. However, selecting an action based on it’s previous actions is just as bad as choosing randomly, since the only action the robot has that has lasting effects on the world is clean(). The robots previous actions don’t allow it to make any assumptions about actions that it will be taking. That is, the robot remembering that it just rotated right doesn’t really mean anything. However, unless we allow it to remember <text:span text:style-name="T3">why</text:span><text:span text:style-name="T4"> it rotated right, memorizing the last three actions seems redundant and almost a waste of space and doesn’t help alleviate the possibility of looping infinitely.</text:span></text:p>
      <text:p text:style-name="P3"><text:span text:style-name="T4"/></text:p>
      <text:p text:style-name="P3"><text:span text:style-name="T4">This brings us to point (B): storing the last three percepts. This is probably a</text:span><text:span text:style-name="T5">n</text:span><text:span text:style-name="T4"> upgrade over the vanilla robotv1 and the robotv2A, although still doesn’t quite solve the problem of looping. The nice thing here is that perhaps the robot just bonked into a wall, and rotated right. When making it’s decision on it’s next move, it will remember that it just previously rotated right </text:span><text:span text:style-name="T3">because it bonked into a wall</text:span><text:span text:style-name="T4">. That way it can make in informed decision about perhaps, not rotating left to face the wall again, </text:span><text:span text:style-name="T5">right</text:span><text:span text:style-name="T4">? </text:span><text:span text:style-name="T5">What if the agent needed to return to the goal?</text:span><text:span text:style-name="T4"> Well, as long as the goal was located within the last three percepts, it should be able to find it, right?</text:span></text:p>
      <text:p text:style-name="P3"><text:span text:style-name="T4"/></text:p>
      <text:p text:style-name="P4"><text:span text:style-name="T4">Wrong. The last three percepts don’t give the robot enough information to retrace it’s steps or stop it from making ‘bad’ decisions. Remembering the reason we did something does us no good if we don’t remember the steps we took. <text:s/>That is, the touch percept will be set to 0 (since we just turned away from the wall) so we can’t make any guarantee we won’t turn back into the wall, because we can’t remember which direction we rotated to turn away from the wall to begin with. And we wouldn’t be able to relocate the goal because we don’t know which actions we took to get away from the goal. The robot would just say, “Well, I know the goal was on my right three steps ago.” This method also doesn’t fix the looping problem, it just prolongs it by three steps (if at all).</text:span></text:p>
      <text:p text:style-name="P4"><text:soft-page-break/><text:span text:style-name="T4">The best approach given the two methods here is a combination of both of them. That is, if the robot can remember that </text:span><text:span text:style-name="T6">it was touching the goal before, if it remember it’s steps, it should be able to retrace it previous steps to get back to it’s goal. This is allows it to make decisions based on it’s previous conditions, as well as gives it the means to be able to actually act given previous a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3:51:25.249668844</meta:creation-date>
    <dc:date>2019-09-12T14:36:55.317181585</dc:date>
    <meta:editing-duration>PT3M29S</meta:editing-duration>
    <meta:editing-cycles>1</meta:editing-cycles>
    <meta:generator>LibreOffice/6.0.7.3$Linux_X86_64 LibreOffice_project/00m0$Build-3</meta:generator>
    <meta:document-statistic meta:table-count="0" meta:image-count="0" meta:object-count="0" meta:page-count="2" meta:paragraph-count="11" meta:word-count="715" meta:character-count="4015" meta:non-whitespace-character-count="3310"/>
  </office:meta>
</office:document-meta>
</file>